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fall</text:p>
      <text:p text:style-name="Standard"/>
      <text:p text:style-name="Standard">Vad som görs : Förväntad resultat : Resultatet : Möjligen Efter fixad</text:p>
      <text:p text:style-name="Standard"/>
      <text:p text:style-name="Standard">Logga in</text:p>
      <text:list xml:id="list33596863" text:style-name="L1">
        <text:list-item>
          <text:p text:style-name="P1">Logga in med fel namn ett rätt lösenord : FEL : FEL</text:p>
        </text:list-item>
        <text:list-item>
          <text:p text:style-name="P1">Logga in med rätt namn ett fel lösenord : FEL : FEL</text:p>
        </text:list-item>
        <text:list-item>
          <text:p text:style-name="P1">Logga in med rätt namn men ett annat rätt lösenord : FEL : FEL</text:p>
        </text:list-item>
        <text:list-item>
          <text:p text:style-name="P1">Logga in med rätt namn med rätt lösenord : RÄTT : RÄTT</text:p>
        </text:list-item>
      </text:list>
      <text:p text:style-name="Standard"/>
      <text:p text:style-name="Standard">Registrera sig</text:p>
      <text:list xml:id="list33659686" text:style-name="L3">
        <text:list-item>
          <text:p text:style-name="P3">Ange en användare som redan finns. : FEL : FEL</text:p>
        </text:list-item>
        <text:list-item>
          <text:p text:style-name="P3">Ange inget namn : FEL : FEL</text:p>
        </text:list-item>
        <text:list-item>
          <text:p text:style-name="P3">Ange inget lösenord : FEL : FEL</text:p>
        </text:list-item>
        <text:list-item>
          <text:p text:style-name="P3">Ange en ny användare : RÄTT : RÄTT</text:p>
        </text:list-item>
      </text:list>
      <text:p text:style-name="Standard"/>
      <text:p text:style-name="Standard">Nytt spel</text:p>
      <text:list xml:id="list33626707" text:style-name="L2">
        <text:list-item>
          <text:p text:style-name="P2">Ange allt utom namn : FEL : RÄTT : FIXAD</text:p>
        </text:list-item>
        <text:list-item>
          <text:p text:style-name="P2">Ange allt utom Beskrivning : FEL : RÄTT : FIXAD</text:p>
        </text:list-item>
        <text:list-item>
          <text:p text:style-name="P2">Ange allt utom en bild : FEL : FEL</text:p>
        </text:list-item>
        <text:list-item>
          <text:p text:style-name="P2">Ange icke bild som en bild : FEL : FEL</text:p>
        </text:list-item>
        <text:list-item>
          <text:p text:style-name="P2">Ange png : RÄTT : RÄTT</text:p>
        </text:list-item>
        <text:list-item>
          <text:p text:style-name="P2">Ange jpg : RÄTT : RÄTT</text:p>
        </text:list-item>
        <text:list-item>
          <text:p text:style-name="P2">Ange gif : RÄTT : RÄTT</text:p>
        </text:list-item>
        <text:list-item>
          <text:p text:style-name="P2">Ange ett spel som redan finns : FEL : RÄTT : FIXAD</text:p>
        </text:list-item>
        <text:list-item>
          <text:p text:style-name="P2">Ange ett nytt spel (allt) : RÄTT : RÄTT</text:p>
        </text:list-item>
      </text:list>
      <text:p text:style-name="Standard"/>
      <text:p text:style-name="Standard">Lägg till en bild</text:p>
      <text:list xml:id="list33689284" text:style-name="L4">
        <text:list-item>
          <text:p text:style-name="P4">Ange en icke bild : FEL: FEL</text:p>
        </text:list-item>
        <text:list-item>
          <text:p text:style-name="P4">Ange png : RÄTT : RÄTT</text:p>
        </text:list-item>
        <text:list-item>
          <text:p text:style-name="P4">Ange jpg : RÄTT : RÄTT</text:p>
        </text:list-item>
        <text:list-item>
          <text:p text:style-name="P4">Ange gif : RÄTT : RÄTT</text:p>
        </text:list-item>
        <text:list-item>
          <text:p text:style-name="P4">Ange en bild : RÄTT : RÄTT</text:p>
        </text:list-item>
      </text:list>
      <text:p text:style-name="Standard"/>
      <text:p text:style-name="Standard">Kommentar</text:p>
      <text:list xml:id="list33687391" text:style-name="L5">
        <text:list-item>
          <text:p text:style-name="P5">Ange kommentar utan text : FEL : FEL</text:p>
        </text:list-item>
        <text:list-item>
          <text:p text:style-name="P5">Ange kommentar : RÄTT : RÄT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6-08T13:45:28.68</meta:creation-date>
    <dc:date>2014-06-08T18:45:01.22</dc:date>
    <dc:creator>Sebastian Svensson</dc:creator>
    <meta:editing-duration>PT4H59M30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1" meta:paragraph-count="31" meta:word-count="254" meta:character-count="1036"/>
  </office:meta>
</office:document-meta>
</file>